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1cm" fo:min-width="2.604cm"/>
    </style:style>
    <style:style style:name="gr2" style:family="graphic" style:parent-style-name="standard">
      <style:graphic-properties draw:textarea-horizontal-align="justify" draw:textarea-vertical-align="middle" draw:auto-grow-height="false" fo:min-height="2.851cm" fo:min-width="1.968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1cm" svg:height="1.3cm" svg:x="1.2cm" svg:y="1.2cm">
          <text:p text:style-name="P1">UDP Packe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3.7cm" svg:height="3.1cm" svg:x="1.4cm" svg:y="7cm">
          <text:p text:style-name="P1">Packet</text:p>
          <text:p text:style-name="P1">Flux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5" draw:id="id5" draw:layer="layout" svg:width="3.7cm" svg:height="3.1cm" svg:x="10.2cm" svg:y="7cm">
          <text:p text:style-name="P1">Packet</text:p>
          <text:p text:style-name="P1">Flux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4" draw:id="id4" draw:layer="layout" svg:width="3.7cm" svg:height="3.1cm" svg:x="5.8cm" svg:y="7cm">
          <text:p text:style-name="P1">Packet</text:p>
          <text:p text:style-name="P1">Flux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6" draw:id="id6" draw:layer="layout" svg:width="3.7cm" svg:height="3.1cm" svg:x="14.5cm" svg:y="7cm">
          <text:p text:style-name="P1">Default</text:p>
          <text:p text:style-name="P1">Packet</text:p>
          <text:p text:style-name="P1">Flux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1" xml:id="id2" draw:id="id2" draw:layer="layout" svg:width="4.1cm" svg:height="1.6cm" svg:x="1.2cm" svg:y="4cm">
          <text:p text:style-name="P1">UDP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23cm" svg:y1="2.5cm" svg:x2="3.25cm" svg:y2="4cm" draw:start-shape="id1" draw:start-glue-point="7" draw:end-shape="id2" draw:end-glue-point="4" svg:d="M3230 2500l20 1500" svg:viewBox="0 0 21 1501">
          <text:p/>
        </draw:connector>
        <draw:connector draw:style-name="gr4" draw:text-style-name="P2" xml:id="id11" draw:id="id11" draw:layer="layout" draw:type="line" svg:x1="3.25cm" svg:y1="5.6cm" svg:x2="3.25cm" svg:y2="7cm" draw:start-shape="id2" draw:start-glue-point="6" draw:end-shape="id3" svg:d="M3250 5600v1400" svg:viewBox="0 0 1 1401">
          <text:p/>
        </draw:connector>
        <draw:connector draw:style-name="gr4" draw:text-style-name="P2" draw:layer="layout" draw:type="line" svg:x1="4.484cm" svg:y1="8.55cm" svg:x2="5.8cm" svg:y2="8.55cm" draw:start-shape="id3" draw:start-glue-point="7" draw:end-shape="id4" draw:end-glue-point="5" svg:d="M4484 8550h1316" svg:viewBox="0 0 1317 1">
          <text:p/>
        </draw:connector>
        <draw:connector draw:style-name="gr4" draw:text-style-name="P2" draw:layer="layout" draw:type="line" svg:x1="8.884cm" svg:y1="8.55cm" svg:x2="10.2cm" svg:y2="8.55cm" draw:start-shape="id4" draw:start-glue-point="7" draw:end-shape="id5" draw:end-glue-point="5" svg:d="M8884 8550h1316" svg:viewBox="0 0 1317 1">
          <text:p/>
        </draw:connector>
        <draw:connector draw:style-name="gr4" draw:text-style-name="P2" draw:layer="layout" draw:type="line" svg:x1="13.284cm" svg:y1="8.55cm" svg:x2="14.5cm" svg:y2="8.55cm" draw:start-shape="id5" draw:start-glue-point="7" draw:end-shape="id6" draw:end-glue-point="5" svg:d="M13284 8550h1216" svg:viewBox="0 0 1217 1">
          <text:p/>
        </draw:connector>
        <draw:custom-shape draw:style-name="gr3" draw:text-style-name="P1" xml:id="id7" draw:id="id7" draw:layer="layout" svg:width="4.1cm" svg:height="1.6cm" svg:x="1.2cm" svg:y="11.5cm">
          <text:p text:style-name="P1">Thread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4.1cm" svg:height="1.6cm" svg:x="5.6cm" svg:y="11.5cm">
          <text:p text:style-name="P1">Thread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4.1cm" svg:height="1.6cm" svg:x="10cm" svg:y="11.5cm">
          <text:p text:style-name="P1">Thread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4.1cm" svg:height="1.6cm" svg:x="14.3cm" svg:y="11.5cm">
          <text:p text:style-name="P1">Main Thre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25cm" svg:y1="10.1cm" svg:x2="3.25cm" svg:y2="11.5cm" draw:start-shape="id3" draw:start-glue-point="6" draw:end-shape="id7" draw:end-glue-point="4" svg:d="M3250 10100v1400" svg:viewBox="0 0 1 1401">
          <text:p/>
        </draw:connector>
        <draw:connector draw:style-name="gr4" draw:text-style-name="P2" draw:layer="layout" draw:type="line" svg:x1="7.65cm" svg:y1="10.1cm" svg:x2="7.65cm" svg:y2="11.5cm" draw:start-shape="id4" draw:start-glue-point="6" draw:end-shape="id8" draw:end-glue-point="4" svg:d="M7650 10100v1400" svg:viewBox="0 0 1 1401">
          <text:p/>
        </draw:connector>
        <draw:connector draw:style-name="gr4" draw:text-style-name="P2" draw:layer="layout" draw:type="line" svg:x1="12.05cm" svg:y1="10.1cm" svg:x2="12.05cm" svg:y2="11.5cm" draw:start-shape="id5" draw:start-glue-point="6" draw:end-shape="id9" draw:end-glue-point="4" svg:d="M12050 10100v1400" svg:viewBox="0 0 1 1401">
          <text:p/>
        </draw:connector>
        <draw:connector draw:style-name="gr4" draw:text-style-name="P2" draw:layer="layout" draw:type="line" svg:x1="16.35cm" svg:y1="10.1cm" svg:x2="16.35cm" svg:y2="11.5cm" draw:start-shape="id6" draw:start-glue-point="6" draw:end-shape="id10" draw:end-glue-point="4" svg:d="M16350 10100v1400" svg:viewBox="0 0 1 1401">
          <text:p/>
        </draw:connector>
        <draw:connector draw:style-name="gr4" draw:text-style-name="P2" xml:id="id12" draw:id="id12" draw:layer="layout" svg:x1="3.25cm" svg:y1="6.3cm" svg:x2="7.65cm" svg:y2="7cm" draw:start-shape="id11" draw:start-glue-point="0" draw:end-shape="id4" draw:end-glue-point="4" svg:d="M3250 6300h4400v700" svg:viewBox="0 0 4401 701">
          <text:p/>
        </draw:connector>
        <draw:connector draw:style-name="gr4" draw:text-style-name="P2" draw:layer="layout" svg:x1="7.65cm" svg:y1="6.3cm" svg:x2="12.05cm" svg:y2="7cm" draw:start-shape="id12" draw:start-glue-point="0" draw:end-shape="id5" draw:end-glue-point="4" svg:d="M7650 6300h4400v700" svg:viewBox="0 0 4401 701">
          <text:p/>
        </draw:connector>
        <draw:connector draw:style-name="gr4" draw:text-style-name="P2" xml:id="id14" draw:id="id14" draw:layer="layout" draw:line-skew="0cm 7.249cm" svg:x1="16.35cm" svg:y1="13.1cm" svg:x2="9.4cm" svg:y2="4.8cm" draw:start-shape="id10" draw:start-glue-point="6" draw:end-shape="id13" draw:end-glue-point="7" svg:d="M16350 13100v502h2750v-8802h-9700" svg:viewBox="0 0 9701 8803">
          <text:p/>
        </draw:connector>
        <draw:connector draw:style-name="gr4" draw:text-style-name="P2" xml:id="id15" draw:id="id15" draw:layer="layout" svg:x1="12.05cm" svg:y1="13.1cm" svg:x2="19.1cm" svg:y2="13.602cm" draw:start-shape="id9" draw:start-glue-point="6" draw:end-shape="id14" draw:end-glue-point="0" svg:d="M12050 13100v1003h7050v-501" svg:viewBox="0 0 7051 1004">
          <text:p/>
        </draw:connector>
        <draw:connector draw:style-name="gr4" draw:text-style-name="P2" xml:id="id16" draw:id="id16" draw:layer="layout" svg:x1="7.65cm" svg:y1="13.1cm" svg:x2="15.575cm" svg:y2="14.103cm" draw:start-shape="id8" draw:start-glue-point="6" draw:end-shape="id15" draw:end-glue-point="0" svg:d="M7650 13100v1504h7925v-501" svg:viewBox="0 0 7926 1505">
          <text:p/>
        </draw:connector>
        <draw:connector draw:style-name="gr4" draw:text-style-name="P2" draw:layer="layout" svg:x1="3.25cm" svg:y1="13.1cm" svg:x2="11.612cm" svg:y2="14.604cm" draw:start-shape="id7" draw:start-glue-point="6" draw:end-shape="id16" draw:end-glue-point="0" svg:d="M3250 13100v2005h8362v-501" svg:viewBox="0 0 8363 2006">
          <text:p/>
        </draw:connector>
        <draw:custom-shape draw:style-name="gr3" draw:text-style-name="P1" xml:id="id13" draw:id="id13" draw:layer="layout" svg:width="4.1cm" svg:height="1.6cm" svg:x="5.3cm" svg:y="4cm">
          <text:p text:style-name="P1">UDP Socke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22:52:47.637000000</meta:creation-date>
    <dc:date>2018-11-13T00:31:23.347000000</dc:date>
    <meta:editing-duration>PT1H28M11S</meta:editing-duration>
    <meta:editing-cycles>5</meta:editing-cycles>
    <meta:generator>LibreOffice/6.0.4.2$Windows_X86_64 LibreOffice_project/9b0d9b32d5dcda91d2f1a96dc04c645c450872bf</meta:generator>
    <meta:document-statistic meta:object-count="26"/>
  </office:meta>
</office:document-meta>
</file>